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1919"/>
    </style:style>
    <style:style style:name="P2" style:family="paragraph" style:parent-style-name="Text_20_body">
      <style:text-properties style:font-name="Sawasdee" officeooo:paragraph-rsid="00081919"/>
    </style:style>
    <style:style style:name="P3" style:family="paragraph" style:parent-style-name="Text_20_body">
      <style:text-properties officeooo:paragraph-rsid="0011a4b7"/>
    </style:style>
    <style:style style:name="P4" style:family="paragraph" style:parent-style-name="Text_20_body">
      <style:text-properties officeooo:paragraph-rsid="001285a1"/>
    </style:style>
    <style:style style:name="P5" style:family="paragraph" style:parent-style-name="Text_20_body">
      <style:text-properties officeooo:paragraph-rsid="00150565"/>
    </style:style>
    <style:style style:name="P6" style:family="paragraph" style:parent-style-name="Text_20_body">
      <style:text-properties style:font-name="Sawasdee" officeooo:paragraph-rsid="00180967"/>
    </style:style>
    <style:style style:name="T1" style:family="text">
      <style:text-properties style:font-name="Sawasdee"/>
    </style:style>
    <style:style style:name="T2" style:family="text">
      <style:text-properties style:font-name="Sawasdee" fo:font-size="14pt" officeooo:rsid="00085d79"/>
    </style:style>
    <style:style style:name="T3" style:family="text">
      <style:text-properties style:font-name="Sawasdee" fo:font-size="14pt" officeooo:rsid="0011a4b7"/>
    </style:style>
    <style:style style:name="T4" style:family="text">
      <style:text-properties style:font-name="Sawasdee" fo:font-size="14pt" officeooo:rsid="001285a1"/>
    </style:style>
    <style:style style:name="T5" style:family="text">
      <style:text-properties style:font-name="Sawasdee" fo:font-size="14pt" fo:font-weight="normal" officeooo:rsid="0011a4b7" style:font-weight-asian="normal" style:font-weight-complex="normal"/>
    </style:style>
    <style:style style:name="T6" style:family="text">
      <style:text-properties style:font-name="Sawasdee" fo:font-size="14pt" fo:font-weight="normal" officeooo:rsid="00085d79" style:font-weight-asian="normal" style:font-weight-complex="normal"/>
    </style:style>
    <style:style style:name="T7" style:family="text">
      <style:text-properties style:font-name="Sawasdee" fo:font-size="14pt" fo:font-weight="normal" officeooo:rsid="001285a1" style:font-weight-asian="normal" style:font-weight-complex="normal"/>
    </style:style>
    <style:style style:name="T8" style:family="text">
      <style:text-properties style:font-name="Sawasdee" fo:font-size="16pt" style:font-size-asian="16pt" style:font-size-complex="16pt"/>
    </style:style>
    <style:style style:name="T9" style:family="text">
      <style:text-properties style:font-name="Sawasdee" fo:font-size="16pt" officeooo:rsid="001285a1" style:font-size-asian="16pt" style:font-size-complex="16pt"/>
    </style:style>
    <style:style style:name="T10" style:family="text">
      <style:text-properties style:font-name="Sawasdee" officeooo:rsid="001285a1"/>
    </style:style>
    <style:style style:name="T11" style:family="text">
      <style:text-properties style:font-name="Sawasdee" fo:font-size="18pt" style:font-size-asian="18pt" style:font-size-complex="18pt"/>
    </style:style>
    <style:style style:name="T12" style:family="text">
      <style:text-properties style:font-name="Sawasdee" fo:font-size="18pt" officeooo:rsid="001285a1" style:font-size-asian="18pt" style:font-size-complex="18pt"/>
    </style:style>
    <style:style style:name="T13" style:family="text">
      <style:text-properties style:font-name="Sawasdee" fo:font-size="20pt" style:font-size-asian="20pt" style:font-size-complex="20pt"/>
    </style:style>
    <style:style style:name="T14" style:family="text">
      <style:text-properties style:font-name="Sawasdee" fo:font-size="20pt" officeooo:rsid="001285a1" style:font-size-asian="20pt" style:font-size-complex="20pt"/>
    </style:style>
    <style:style style:name="T15" style:family="text">
      <style:text-properties style:font-name="Sawasdee" fo:font-weight="normal" style:font-weight-asian="normal" style:font-weight-complex="normal"/>
    </style:style>
    <style:style style:name="T16" style:family="text">
      <style:text-properties fo:font-size="14pt" officeooo:rsid="00180967"/>
    </style:style>
    <style:style style:name="T17" style:family="text">
      <style:text-properties fo:font-size="14pt" officeooo:rsid="00085d79"/>
    </style:style>
    <style:style style:name="T18" style:family="text">
      <style:text-properties fo:font-size="14pt" fo:font-weight="normal" officeooo:rsid="00180967" style:font-weight-asian="normal" style:font-weight-complex="normal"/>
    </style:style>
    <style:style style:name="T19" style:family="text">
      <style:text-properties fo:font-size="14pt" fo:font-weight="normal" officeooo:rsid="00085d79" style:font-weight-asian="normal" style:font-weight-complex="normal"/>
    </style:style>
    <style:style style:name="T20" style:family="text">
      <style:text-properties officeooo:rsid="00085d79"/>
    </style:style>
    <style:style style:name="T21" style:family="text">
      <style:text-properties fo:font-size="16pt" officeooo:rsid="00085d79" style:font-size-asian="16pt" style:font-size-complex="16pt"/>
    </style:style>
    <style:style style:name="T22" style:family="text">
      <style:text-properties fo:font-size="10pt" officeooo:rsid="001660ad" style:font-size-asian="10pt" style:font-size-complex="10pt"/>
    </style:style>
    <style:style style:name="T23" style:family="text">
      <style:text-properties fo:font-size="10pt" officeooo:rsid="00170e7b" style:font-size-asian="10pt" style:font-size-complex="10pt"/>
    </style:style>
    <style:style style:name="T24" style:family="text">
      <style:text-properties fo:font-size="10pt" officeooo:rsid="00180967" style:font-size-asian="10pt" style:font-size-complex="10pt"/>
    </style:style>
    <style:style style:name="T25" style:family="text">
      <style:text-properties fo:font-size="10pt" fo:font-weight="normal" officeooo:rsid="00180967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1660ad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170e7b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18bda8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149_2020029127"/><text:span text:style-name="Strong_20_Emphasis"><text:span text:style-name="T13">Datenschutzerklärung </text:span></text:span><text:span text:style-name="Strong_20_Emphasis"><text:span text:style-name="T14">der Anwendung Liste</text:span></text:span><text:bookmark-end text:name="__DdeLink__149_2020029127"/></text:h>
      <text:p text:style-name="P1"><text:span text:style-name="Strong_20_Emphasis"><text:span text:style-name="T3"/></text:span></text:p>
      <text:p text:style-name="P3"><text:span text:style-name="Strong_20_Emphasis"><text:span text:style-name="T5">Es</text:span></text:span><text:span text:style-name="Strong_20_Emphasis"><text:span text:style-name="T6"> werden keine personenbezogenen Daten gespeichert oder weiterverarbeitet. </text:span></text:span></text:p>
      <text:p text:style-name="P3"><text:span text:style-name="Strong_20_Emphasis"><text:span text:style-name="T5">Sämtliche vom Nutzer eingegebene Daten werden nur auf dem lokalen Endgerät gespeichert und nicht weitergegeben.</text:span></text:span></text:p>
      <text:p text:style-name="P4"><text:span text:style-name="Strong_20_Emphasis"><text:span text:style-name="T7">Die Anwendung benötigt keine besonderen Berechtigungen auf den Endgeräten der Nutzer.</text:span></text:span></text:p>
      <text:p text:style-name="Horizontal_20_Line"><text:span text:style-name="Strong_20_Emphasis"/></text:p>
      <text:p text:style-name="P5"><text:span text:style-name="Strong_20_Emphasis"><text:span text:style-name="T15">Benennung der verantwortlichen Stelle:</text:span></text:span></text:p>
      <text:p text:style-name="P6"><text:bookmark text:name="s3-t-firma1"/><text:span text:style-name="Strong_20_Emphasis"><text:span text:style-name="T21">Triptraxxapps</text:span></text:span></text:p>
      <text:p text:style-name="P6"><text:span text:style-name="Strong_20_Emphasis"><text:span text:style-name="T18">Dipl.-Wirtschaftsinf. (FH)</text:span></text:span><text:span text:style-name="Strong_20_Emphasis"><text:span text:style-name="T19"><text:line-break/></text:span></text:span><text:bookmark text:name="s3-t-ansprechpartner1"/><text:span text:style-name="Strong_20_Emphasis"><text:span text:style-name="T19">Sabine Wegert<text:line-break/></text:span></text:span><text:bookmark text:name="s3-t-strasse1"/><text:span text:style-name="Strong_20_Emphasis"><text:span text:style-name="T19">Grubenstr. 40<text:line-break/></text:span></text:span><text:bookmark text:name="s3-t-plz1"/><text:span text:style-name="Strong_20_Emphasis"><text:span text:style-name="T19">97816 </text:span></text:span><text:bookmark text:name="s3-t-ort1"/><text:span text:style-name="Strong_20_Emphasis"><text:span text:style-name="T19">Lohr </text:span></text:span><text:span text:style-name="Strong_20_Emphasis"><text:span text:style-name="T18">(Deutschland)</text:span></text:span></text:p>
      <text:p text:style-name="Horizontal_20_Line"><text:span text:style-name="Strong_20_Emphasis"/></text:p>
      <text:p text:style-name="P6"><text:span text:style-name="Strong_20_Emphasis"><text:span text:style-name="T25">Letzte Aktualisierung</text:span></text:span><text:span text:style-name="Strong_20_Emphasis"><text:span text:style-name="T26">: </text:span></text:span><text:span text:style-name="Strong_20_Emphasis"><text:span text:style-name="T28">07. </text:span></text:span><text:span text:style-name="Strong_20_Emphasis"><text:span text:style-name="T26">November, 2019</text:span></text:span><text:span text:style-name="Strong_20_Emphasis"><text:span text:style-name="T22"> 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1:03:48.481658125</meta:creation-date>
    <dc:date>2019-11-07T11:15:26.353160544</dc:date>
    <meta:editing-duration>PT1H1M1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7" meta:character-count="484" meta:non-whitespace-character-count="433"/>
  </office:meta>
</office:document-meta>
</file>